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~0.053</text:p>
          </table:table-cell>
          <table:table-cell office:value-type="float" office:value="0.0112145" calcext:value-type="float">
            <text:p>0.0112145</text:p>
          </table:table-cell>
          <table:table-cell office:value-type="float" office:value="0.030563" calcext:value-type="float">
            <text:p>0.03056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~0.03</text:p>
          </table:table-cell>
          <table:table-cell office:value-type="float" office:value="0.00288149" calcext:value-type="float">
            <text:p>0.00288149</text:p>
          </table:table-cell>
          <table:table-cell office:value-type="float" office:value="0.060185" calcext:value-type="float">
            <text:p>0.06018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~0.009</text:p>
          </table:table-cell>
          <table:table-cell office:value-type="float" office:value="0.000725079" calcext:value-type="float">
            <text:p>0.000725079</text:p>
          </table:table-cell>
          <table:table-cell office:value-type="float" office:value="0.427637" calcext:value-type="float">
            <text:p>0.4276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~0.0022</text:p>
          </table:table-cell>
          <table:table-cell office:value-type="float" office:value="0.000181544" calcext:value-type="float">
            <text:p>0.000181544</text:p>
          </table:table-cell>
          <table:table-cell office:value-type="float" office:value="6.11973" calcext:value-type="float">
            <text:p>6.1197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table:style-name="ce1" office:value-type="float" office:value="25" calcext:value-type="float" table:number-columns-spanned="1" table:number-rows-spanned="7">
            <text:p>25</text:p>
          </table:table-cell>
          <table:table-cell table:style-name="ce1" office:value-type="float" office:value="10" calcext:value-type="float" table:number-columns-spanned="1" table:number-rows-spanned="7">
            <text:p>10</text:p>
          </table:table-cell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table-cell table:style-name="ce1" office:value-type="float" office:value="0.0112145" calcext:value-type="float" table:number-columns-spanned="1" table:number-rows-spanned="7">
            <text:p>0.0112145</text:p>
          </table:table-cell>
          <table:table-cell office:value-type="float" office:value="0.018143" calcext:value-type="float">
            <text:p>0.0181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14165" calcext:value-type="float">
            <text:p>0.014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14496" calcext:value-type="float">
            <text:p>0.0144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18322" calcext:value-type="float">
            <text:p>0.018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14437" calcext:value-type="float">
            <text:p>0.0144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0.087152" calcext:value-type="float">
            <text:p>0.08715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2.63056" calcext:value-type="float">
            <text:p>2.63056</text:p>
          </table:table-cell>
          <table:table-cell office:value-type="float" office:value="27579" calcext:value-type="float">
            <text:p>275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50" calcext:value-type="float" table:number-columns-spanned="1" table:number-rows-spanned="7">
            <text:p>50</text:p>
          </table:table-cell>
          <table:table-cell table:style-name="ce1" office:value-type="float" office:value="20" calcext:value-type="float" table:number-columns-spanned="1" table:number-rows-spanned="7">
            <text:p>20</text:p>
          </table:table-cell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table-cell table:style-name="ce1" office:value-type="float" office:value="0.00288149" calcext:value-type="float" table:number-columns-spanned="1" table:number-rows-spanned="7">
            <text:p>0.00288149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5" calcext:value-type="float">
            <text:p>0.15</text:p>
          </table:table-cell>
          <table:covered-table-cell table:number-columns-repeated="2"/>
          <table:table-cell office:value-type="float" office:value="0.019776" calcext:value-type="float">
            <text:p>0.0197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covered-table-cell table:number-columns-repeated="2"/>
          <table:table-cell office:value-type="float" office:value="0.16" calcext:value-type="float">
            <text:p>0.16</text:p>
          </table:table-cell>
          <table:covered-table-cell table:number-columns-repeated="2"/>
          <table:table-cell office:value-type="float" office:value="0.018789" calcext:value-type="float">
            <text:p>0.018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29272" calcext:value-type="float">
            <text:p>0.0292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42014" calcext:value-type="float">
            <text:p>0.0420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7105" calcext:value-type="float">
            <text:p>0.071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83972" calcext:value-type="float">
            <text:p>0.08397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9.53208" calcext:value-type="float">
            <text:p>9.53208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0.0314212" calcext:value-type="float">
            <text:p>0.0314212</text:p>
          </table:table-cell>
          <table:table-cell office:value-type="float" office:value="1.20986" calcext:value-type="float">
            <text:p>1.2098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100" calcext:value-type="float" table:number-columns-spanned="1" table:number-rows-spanned="7">
            <text:p>100</text:p>
          </table:table-cell>
          <table:table-cell table:style-name="ce1" office:value-type="float" office:value="40" calcext:value-type="float" table:number-columns-spanned="1" table:number-rows-spanned="7">
            <text:p>40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float" office:value="0.00072508" calcext:value-type="float" table:number-columns-spanned="1" table:number-rows-spanned="8">
            <text:p>0.00072508</text:p>
          </table:table-cell>
          <table:table-cell office:value-type="float" office:value="0.069731" calcext:value-type="float">
            <text:p>0.069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covered-table-cell table:style-name="ce1"/>
          <table:table-cell office:value-type="float" office:value="0.069492" calcext:value-type="float">
            <text:p>0.0694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8574" calcext:value-type="float">
            <text:p>0.085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200536" calcext:value-type="float">
            <text:p>0.2005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473619" calcext:value-type="float">
            <text:p>0.4736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covered-table-cell table:number-columns-repeated="2"/>
          <table:table-cell office:value-type="float" office:value="100" calcext:value-type="float">
            <text:p>100</text:p>
          </table:table-cell>
          <table:covered-table-cell table:number-columns-repeated="2"/>
          <table:table-cell office:value-type="float" office:value="9.53842" calcext:value-type="float">
            <text:p>9.53842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92.6391" calcext:value-type="float">
            <text:p>92.6391</text:p>
          </table:table-cell>
          <table:table-cell office:value-type="float" office:value="79328" calcext:value-type="float">
            <text:p>79328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float" office:value="200" calcext:value-type="float" table:number-columns-spanned="1" table:number-rows-spanned="7">
            <text:p>200</text:p>
          </table:table-cell>
          <table:table-cell table:style-name="ce1" office:value-type="float" office:value="80" calcext:value-type="float" table:number-columns-spanned="1" table:number-rows-spanned="7">
            <text:p>80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float" office:value="0.000181553" calcext:value-type="float" table:number-columns-spanned="1" table:number-rows-spanned="7">
            <text:p>0.000181553</text:p>
          </table:table-cell>
          <table:table-cell office:value-type="float" office:value="0.583916" calcext:value-type="float">
            <text:p>0.583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covered-table-cell table:number-columns-repeated="2"/>
          <table:table-cell office:value-type="float" office:value="0.04" calcext:value-type="float">
            <text:p>0.04</text:p>
          </table:table-cell>
          <table:table-cell/>
          <table:covered-table-cell/>
          <table:table-cell office:value-type="float" office:value="0.438977" calcext:value-type="float">
            <text:p>0.4389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05" calcext:value-type="float">
            <text:p>0.05</text:p>
          </table:table-cell>
          <table:table-cell/>
          <table:covered-table-cell/>
          <table:table-cell office:value-type="float" office:value="0.441127" calcext:value-type="float">
            <text:p>0.4411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/>
          <table:covered-table-cell table:style-name="ce1"/>
          <table:table-cell office:value-type="float" office:value="0.552037" calcext:value-type="float">
            <text:p>0.5520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table-cell/>
          <table:covered-table-cell/>
          <table:table-cell office:value-type="float" office:value="0.923047" calcext:value-type="float">
            <text:p>0.9230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table-cell/>
          <table:covered-table-cell/>
          <table:table-cell office:value-type="float" office:value="1.66082" calcext:value-type="float">
            <text:p>1.660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covered-table-cell/>
          <table:table-cell office:value-type="float" office:value="3.69493" calcext:value-type="float">
            <text:p>3.6949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.3183" calcext:value-type="float">
            <text:p>26.3183</text:p>
          </table:table-cell>
          <table:table-cell office:value-type="float" office:value="5754" calcext:value-type="float">
            <text:p>5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52:17.385638890</meta:creation-date>
    <dc:date>2018-11-20T12:51:10.047295867</dc:date>
    <meta:editing-duration>PT7M20S</meta:editing-duration>
    <meta:editing-cycles>1</meta:editing-cycles>
    <meta:generator>LibreOffice/6.0.6.2$Linux_X86_64 LibreOffice_project/00m0$Build-2</meta:generator>
    <meta:document-statistic meta:table-count="1" meta:cell-count="146" meta:object-count="0"/>
  </office:meta>
</office:document-meta>
</file>